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405" officeooo:paragraph-rsid="001d5405" style:font-weight-asian="bold" style:font-weight-complex="bold"/>
    </style:style>
    <style:style style:name="P2" style:family="paragraph" style:parent-style-name="Standard">
      <style:text-properties fo:font-weight="bold" officeooo:rsid="001ddc37" officeooo:paragraph-rsid="001ddc37" style:font-weight-asian="bold" style:font-weight-complex="bold"/>
    </style:style>
    <style:style style:name="P3" style:family="paragraph" style:parent-style-name="Standard">
      <style:text-properties fo:font-weight="bold" officeooo:rsid="001ddc37" officeooo:paragraph-rsid="001ddc37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1d5405" officeooo:paragraph-rsid="001d5405" fo:background-color="#ffff00" style:font-weight-asian="bold" style:font-weight-complex="bold"/>
    </style:style>
    <style:style style:name="P5" style:family="paragraph" style:parent-style-name="Standard">
      <style:text-properties fo:font-weight="normal" officeooo:rsid="001d5405" officeooo:paragraph-rsid="001d5405" style:font-weight-asian="normal" style:font-weight-complex="normal"/>
    </style:style>
    <style:style style:name="P6" style:family="paragraph" style:parent-style-name="Standard">
      <style:text-properties fo:font-weight="normal" officeooo:rsid="001ddc37" officeooo:paragraph-rsid="001ddc37" style:font-weight-asian="normal" style:font-weight-complex="normal"/>
    </style:style>
    <style:style style:name="P7" style:family="paragraph" style:parent-style-name="Standard">
      <style:text-properties fo:font-weight="normal" officeooo:rsid="001ddc37" officeooo:paragraph-rsid="001ddc37" fo:background-color="#ffff0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a:</text:p>
      <text:p text:style-name="P7">Isto é um esboço, faltando bastantes métodos</text:p>
      <text:p text:style-name="P4"/>
      <text:p text:style-name="P1">Registar Cliente</text:p>
      <text:p text:style-name="P1"/>
      <text:p text:style-name="P5">AddCliente(nome,email,tlm,morada,senha) : bool</text:p>
      <text:p text:style-name="P5">ValidarEmail(email) : bool <text:tab/>//formato do e-mail</text:p>
      <text:p text:style-name="P5"/>
      <text:p text:style-name="P1">Iniciar Sessão</text:p>
      <text:p text:style-name="P1"/>
      <text:p text:style-name="P5">AutenticarCliente(email, senha) : bool</text:p>
      <text:p text:style-name="P5"/>
      <text:p text:style-name="P1">Terminar Sessão</text:p>
      <text:p text:style-name="P1"/>
      <text:p text:style-name="P5">TerminarSessao() : bool</text:p>
      <text:p text:style-name="P5"/>
      <text:p text:style-name="P1">AlterarPalavraPasse</text:p>
      <text:p text:style-name="P1"/>
      <text:p text:style-name="P5">AlterarPalavraPasse(email) : bool</text:p>
      <text:p text:style-name="P5">//TODO:</text:p>
      <text:p text:style-name="P5"/>
      <text:p text:style-name="P1">Visualizar Estado da Encomenda</text:p>
      <text:p text:style-name="P1"/>
      <text:p text:style-name="P5">GetEncomenda(idEncomenda) : Encomenda</text:p>
      <text:p text:style-name="P5"/>
      <text:p text:style-name="P1">Ver Tartes</text:p>
      <text:p text:style-name="P1"/>
      <text:p text:style-name="P5">VerTartes() : Set&lt;Produto&gt;</text:p>
      <text:p text:style-name="P5"/>
      <text:p text:style-name="P1">Ver Carrinho de Compras</text:p>
      <text:p text:style-name="P1"/>
      <text:p text:style-name="P5">VerCarrinhoCompras(username) : CarrinhoCompras</text:p>
      <text:p text:style-name="P5"/>
      <text:p text:style-name="P1">Adicionar Produto ao Carrinho de Compras</text:p>
      <text:p text:style-name="P1"/>
      <text:p text:style-name="P5">AddProdutoCarrinhoCompras(username, produto) : bool</text:p>
      <text:p text:style-name="P5"/>
      <text:p text:style-name="P1">Remover Produto ao Carrinho de Compras</text:p>
      <text:p text:style-name="P1"/>
      <text:p text:style-name="P5">RemoveProdutoCarrinhoCompras(user, produto) : bool</text:p>
      <text:p text:style-name="P5"/>
      <text:p text:style-name="P1">Pagar Carrinho Compras</text:p>
      <text:p text:style-name="P1"/>
      <text:p text:style-name="P5">PagarCarrinhoCompras(username) : bool</text:p>
      <text:p text:style-name="P5"/>
      <text:p text:style-name="P1">Cancelar Encomenda</text:p>
      <text:p text:style-name="P1"/>
      <text:p text:style-name="P5">CancelarEncomenda(username, encomenda) : bool</text:p>
      <text:p text:style-name="P5"/>
      <text:p text:style-name="P1">VerEncomendas</text:p>
      <text:p text:style-name="P1"/>
      <text:p text:style-name="P5">VerEncomendasCliente(username, filtro)</text:p>
      <text:p text:style-name="P5"><text:soft-page-break/></text:p>
      <text:p text:style-name="P1">Avaliar Pastelaria</text:p>
      <text:p text:style-name="P1"/>
      <text:p text:style-name="P5">AvaliarPastelaria(username, rating, comentário)</text:p>
      <text:p text:style-name="P5"/>
      <text:p text:style-name="P1">Ver Avaliações</text:p>
      <text:p text:style-name="P1"/>
      <text:p text:style-name="P5">VerAvaliacoes()</text:p>
      <text:p text:style-name="P5"/>
      <text:p text:style-name="P1">Adicionar Produto Favoritos</text:p>
      <text:p text:style-name="P1"/>
      <text:p text:style-name="P5">AddProdutoFavoritos(username, produto)</text:p>
      <text:p text:style-name="P5"/>
      <text:p text:style-name="P1">Remover Produto Favoritos</text:p>
      <text:p text:style-name="P1"/>
      <text:p text:style-name="P5">RemoveProdutoFavoritos(username, produto)</text:p>
      <text:p text:style-name="P5"/>
      <text:p text:style-name="P1">Ver Favoritos</text:p>
      <text:p text:style-name="P1"/>
      <text:p text:style-name="P5">VerFavoritos(username)</text:p>
      <text:p text:style-name="P5"/>
      <text:p text:style-name="P1">Notificação Possivel Efetuar Encomenda</text:p>
      <text:p text:style-name="P1"/>
      <text:p text:style-name="P5">//TODO:</text:p>
      <text:p text:style-name="P5"/>
      <text:p text:style-name="P1">Modificar dados Clientes</text:p>
      <text:p text:style-name="P1"/>
      <text:p text:style-name="P5">SetNome(username, nome)</text:p>
      <text:p text:style-name="P5">SetEmail(username, e-mail)</text:p>
      <text:p text:style-name="P5">SetMorada(username, morada)</text:p>
      <text:p text:style-name="P5">SetTelemovel(username, telemóvel)</text:p>
      <text:p text:style-name="P5"/>
      <text:p text:style-name="P1">Ver FAQ</text:p>
      <text:p text:style-name="P1"/>
      <text:p text:style-name="P5">VerFAQ()</text:p>
      <text:p text:style-name="P5"/>
      <text:p text:style-name="P1">Ver Encomenda – Fases</text:p>
      <text:p text:style-name="P1"/>
      <text:p text:style-name="P5">GetEncomenda(username, encomenda)</text:p>
      <text:p text:style-name="P5"/>
      <text:p text:style-name="P1">Ver Encomenda – Funcionário</text:p>
      <text:p text:style-name="P1"/>
      <text:p text:style-name="P5">GetEncomendaFunc(encomenda)</text:p>
      <text:p text:style-name="P5"/>
      <text:p text:style-name="P1">Ver Encomendas a ser preparadas</text:p>
      <text:p text:style-name="P1"/>
      <text:p text:style-name="P5">VerEncomendasDoing(Filtro)</text:p>
      <text:p text:style-name="P5"/>
      <text:p text:style-name="P1">Ver Encomendas Ja Preparadas</text:p>
      <text:p text:style-name="P1"/>
      <text:p text:style-name="P5">VerEncomendasDone(Filtro)</text:p>
      <text:p text:style-name="P5"/>
      <text:p text:style-name="P1"><text:soft-page-break/>Ver Encomendas na Fila de Espera</text:p>
      <text:p text:style-name="P1"/>
      <text:p text:style-name="P5">VerEncomendasQueue(Filtro)</text:p>
      <text:p text:style-name="P5"/>
      <text:p text:style-name="P1">Ver Stock</text:p>
      <text:p text:style-name="P1"/>
      <text:p text:style-name="P5">VerStock()</text:p>
      <text:p text:style-name="P5"/>
      <text:p text:style-name="P1">Ver Relatório de uma Encomenda</text:p>
      <text:p text:style-name="P1"/>
      <text:p text:style-name="P5">VerRelatorioEncomenda(encomenda)</text:p>
      <text:p text:style-name="P5"/>
      <text:p text:style-name="P1">Interromper Produção de Encomendas</text:p>
      <text:p text:style-name="P1"/>
      <text:p text:style-name="P5">InterromperProducao()</text:p>
      <text:p text:style-name="P5"/>
      <text:p text:style-name="P1">Retomar Produção de Encomendas</text:p>
      <text:p text:style-name="P1"/>
      <text:p text:style-name="P5">RetomarProducao()</text:p>
      <text:p text:style-name="P5"/>
      <text:p text:style-name="P2">Atualizar Estado Encomenda</text:p>
      <text:p text:style-name="P2"/>
      <text:p text:style-name="P6">AtualizarEstadoEncomenda(encomenda, estado)</text:p>
      <text:p text:style-name="P6"/>
      <text:p text:style-name="P2">Atualizar Progresso Encomenda</text:p>
      <text:p text:style-name="P2"/>
      <text:p text:style-name="P6">AtualizarProgressoEncomenda(encomenda, tarte, progresso)</text:p>
      <text:p text:style-name="P6"/>
      <text:p text:style-name="P2">Modificar Capacidade Máxima de Stock</text:p>
      <text:p text:style-name="P2"/>
      <text:p text:style-name="P6">SetCapMaxMaterial(material, cap_max)</text:p>
      <text:p text:style-name="P6"/>
      <text:p text:style-name="P2">Notificar quando material 10%</text:p>
      <text:p text:style-name="P2"/>
      <text:p text:style-name="P6">//TODO</text:p>
      <text:p text:style-name="P6"/>
      <text:p text:style-name="P2">Modificar Quantidade Stock</text:p>
      <text:p text:style-name="P2"/>
      <text:p text:style-name="P6">SetQuantidadeMaterial(material, q)</text:p>
      <text:p text:style-name="P6">AddQuantidadeMaterial(material, q)</text:p>
      <text:p text:style-name="P6">RemoveQuantidadeMaterial(material, q)</text:p>
      <text:p text:style-name="P6"/>
      <text:p text:style-name="P2">Adicionar Material</text:p>
      <text:p text:style-name="P2"/>
      <text:p text:style-name="P6">AddMaterial(nome)</text:p>
      <text:p text:style-name="P6"/>
      <text:p text:style-name="P2">Remover Material</text:p>
      <text:p text:style-name="P2"/>
      <text:p text:style-name="P6">RemoveMaterial(nome)</text:p>
      <text:p text:style-name="P6"/>
      <text:p text:style-name="P2">Adicionar Tarte</text:p>
      <text:p text:style-name="P2"/>
      <text:p text:style-name="P6"><text:soft-page-break/>AddProduto(nome, descrição)</text:p>
      <text:p text:style-name="P6"/>
      <text:p text:style-name="P2">Remover Tarte</text:p>
      <text:p text:style-name="P2"/>
      <text:p text:style-name="P6">RemoveProduto(nome)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14:08.677231063</meta:creation-date>
    <dc:date>2025-01-11T15:34:47.354539196</dc:date>
    <meta:editing-duration>PT4M48S</meta:editing-duration>
    <meta:editing-cycles>1</meta:editing-cycles>
    <meta:document-statistic meta:table-count="0" meta:image-count="0" meta:object-count="0" meta:page-count="4" meta:paragraph-count="85" meta:word-count="220" meta:character-count="2280" meta:non-whitespace-character-count="2142"/>
    <meta:generator>LibreOffice/7.3.7.2$Linux_X86_64 LibreOffice_project/30$Build-2</meta:generator>
  </office:meta>
</office:document-meta>
</file>